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color="#0000ff" fo:font-family="'Courier 10 Pitch'" style:font-pitch="fixed" fo:font-size="20pt" style:font-size-asian="20pt" style:font-size-complex="20pt"/>
    </style:style>
    <style:style style:name="P6" style:family="paragraph">
      <style:text-properties style:use-window-font-color="true" fo:font-family="'Courier 10 Pitch'" style:font-pitch="fixed" fo:font-size="20pt" style:font-size-asian="20pt" style:font-size-complex="20pt"/>
    </style:style>
    <style:style style:name="P7" style:family="paragraph">
      <style:text-properties fo:font-family="'Courier 10 Pitch'" style:font-pitch="fixed"/>
    </style:style>
    <style:style style:name="P8" style:family="paragraph">
      <style:text-properties fo:color="#7e0021"/>
    </style:style>
    <style:style style:name="P9" style:family="paragraph">
      <style:text-properties fo:color="#0000ff" fo:font-size="16pt" style:font-size-asian="16pt" style:font-size-complex="16pt"/>
    </style:style>
    <style:style style:name="P10" style:family="paragraph">
      <style:text-properties fo:font-family="'Courier 10 Pitch'" style:font-pitch="fixed" fo:font-size="12pt" style:font-size-asian="12pt" style:font-size-complex="12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6pt" fo:text-shadow="1pt 1pt" style:font-size-asian="36pt" style:font-size-complex="36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family="'Courier 10 Pitch'" style:font-pitch="fixe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00ff" fo:font-family="'Courier 10 Pitch'" style:font-pitch="fixed" fo:font-size="20pt" style:font-size-asian="20pt" style:font-size-complex="20pt"/>
    </style:style>
    <style:style style:name="T9" style:family="text">
      <style:text-properties style:use-window-font-color="true" fo:font-family="'Courier 10 Pitch'" style:font-pitch="fixed" fo:font-size="20pt" style:font-size-asian="20pt" style:font-size-complex="20pt"/>
    </style:style>
    <style:style style:name="T10" style:family="text">
      <style:text-properties style:use-window-font-color="true" fo:font-family="'Courier 10 Pitch'" style:font-pitch="fixed" fo:font-size="20pt" fo:font-style="italic" style:font-size-asian="20pt" style:font-style-asian="italic" style:font-size-complex="20pt" style:font-style-complex="italic"/>
    </style:style>
    <style:style style:name="T11" style:family="text">
      <style:text-properties fo:color="#7e0021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0000ff" fo:font-size="16pt" style:font-size-asian="16pt" style:font-size-complex="16pt"/>
    </style:style>
    <style:style style:name="T14" style:family="text">
      <style:text-properties fo:color="#0000ff" fo:font-family="'Courier 10 Pitch'" style:font-pitch="fixed" fo:font-size="12pt" style:font-size-asian="12pt" style:font-size-complex="12pt"/>
    </style:style>
    <style:style style:name="T15" style:family="text">
      <style:text-properties fo:font-family="'Courier 10 Pitch'" style:font-pitch="fixed" fo:font-size="12pt" style:font-size-asian="12pt" style:font-size-complex="12pt"/>
    </style:style>
    <style:style style:name="T16" style:family="text">
      <style:text-properties fo:color="#ff0000" fo:font-family="'Courier 10 Pitch'" style:font-pitch="fixed" fo:font-size="12pt" style:font-size-asian="12pt" style:font-size-complex="12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family="'Courier 10 Pitch'" style:font-pitch="fixed" fo:font-size="18pt" style:font-size-asian="18pt" style:font-size-complex="18pt"/>
    </style:style>
    <style:style style:name="T19" style:family="text">
      <style:text-properties fo:color="#0000ff" fo:font-style="italic" style:font-style-asian="italic" style:font-style-complex="italic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mmand Line Applications<text:line-break/>&amp; Python</text:p>
          </draw:text-box>
        </draw:frame>
        <draw:frame presentation:style-name="pr2" draw:text-style-name="P1" draw:layer="layout" svg:width="24.639cm" svg:height="12.179cm" svg:x="1.4cm" svg:y="4.914cm" presentation:class="subtitle">
          <draw:text-box>
            <text:p text:style-name="P1">Pradeep Gowda</text:p>
            <text:p text:style-name="P1">IndyPy </text:p>
            <text:p text:style-name="P1">Aug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Command Line Programs?</text:p>
          </draw:text-box>
        </draw:frame>
        <draw:frame presentation:style-name="pr5" draw:text-style-name="P3" draw:layer="layout" svg:width="24.639cm" svg:height="12.179cm" svg:x="1.4cm" svg:y="4.914cm" presentation:class="outline" presentation:user-transformed="true">
          <draw:text-box>
            <text:p text:style-name="P2"><text:span text:style-name="T1">The UNIX philosophy</text:span></text:p>
            <text:list text:style-name="L3">
              <text:list-item>
                <text:list>
                  <text:list-item>
                    <text:p><text:span text:style-name="T2">Small is beautiful.</text:span></text:p>
                  </text:list-item>
                  <text:list-item>
                    <text:p><text:span text:style-name="T3">Make each program do one thing well.</text:span></text:p>
                  </text:list-item>
                  <text:list-item>
                    <text:p><text:span text:style-name="T4">Build a prototype as soon as possible.</text:span></text:p>
                  </text:list-item>
                  <text:list-item>
                    <text:p><text:span text:style-name="T2">Choose portability over efficiency.</text:span></text:p>
                  </text:list-item>
                  <text:list-item>
                    <text:p><text:span text:style-name="T5">Store data in flat text files.</text:span></text:p>
                  </text:list-item>
                  <text:list-item>
                    <text:p><text:span text:style-name="T4">Use software leverage to your advantage.</text:span></text:p>
                  </text:list-item>
                  <text:list-item>
                    <text:p><text:span text:style-name="T2">Use shell scripts to increase leverage and portability.</text:span></text:p>
                  </text:list-item>
                  <text:list-item>
                    <text:p><text:span text:style-name="T2">Avoid captive user interfaces.</text:span></text:p>
                  </text:list-item>
                  <text:list-item>
                    <text:p><text:span text:style-name="T3">Make every program a fil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amples of Command line program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ls</text:p>
              </text:list-item>
              <text:list-item>
                <text:p>rm</text:p>
              </text:list-item>
              <text:list-item>
                <text:p>diff</text:p>
              </text:list-item>
              <text:list-item>
                <text:p>grep</text:p>
              </text:list-item>
              <text:list-item>
                <text:p>t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ypical us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Scripts that run as a <text:span text:style-name="T6">cron</text:span> job</text:p>
              </text:list-item>
              <text:list-item>
                <text:p>Scripts that process raw data</text:p>
              </text:list-item>
              <text:list-item>
                <text:p>Scripts that load data to a database</text:p>
              </text:list-item>
              <text:list-item>
                <text:p>Scripts that scrape data from the web</text:p>
              </text:list-item>
              <text:list-item>
                <text:p>Scripts that are too big to be a <text:span text:style-name="T6">sed</text:span> one-liner (aka, the one past my <text:span text:style-name="T6">sed/awk/bash</text:span> skill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hy Python?</text:p>
          </draw:text-box>
        </draw:frame>
        <draw:frame presentation:style-name="pr5" draw:text-style-name="P4" draw:layer="layout" svg:width="24.639cm" svg:height="14.986cm" svg:x="1.27cm" svg:y="3.81cm" presentation:class="outline" presentation:user-transformed="true">
          <draw:text-box>
            <text:list text:style-name="L3">
              <text:list-item>
                <text:p text:style-name="P4"><text:span text:style-name="T7">Ubiquity </text:span></text:p>
                <text:list>
                  <text:list-item>
                    <text:p text:style-name="P4"><text:span text:style-name="T7">Ships with most distributions by default</text:span></text:p>
                  </text:list-item>
                </text:list>
              </text:list-item>
              <text:list-item>
                <text:p text:style-name="P4"><text:span text:style-name="T7">Capable and comprehensive standard library</text:span></text:p>
                <text:list>
                  <text:list-item>
                    <text:p text:style-name="P4"><text:span text:style-name="T7">os, stat, tempfile, shutil</text:span></text:p>
                  </text:list-item>
                  <text:list-item>
                    <text:p text:style-name="P4"><text:span text:style-name="T7">File I/O, </text:span></text:p>
                  </text:list-item>
                  <text:list-item>
                    <text:p text:style-name="P4"><text:span text:style-name="T7">multithreading, multiprocessing, mmap, readline, rlcompleter </text:span></text:p>
                  </text:list-item>
                  <text:list-item>
                    <text:p text:style-name="P4"><text:span text:style-name="T7">Interprocess commmunication(IPC) – socket, popen2 </text:span></text:p>
                  </text:list-item>
                  <text:list-item>
                    <text:p text:style-name="P4"><text:span text:style-name="T7">Compression – zip, bz2, tar</text:span></text:p>
                  </text:list-item>
                  <text:list-item>
                    <text:p text:style-name="P4"><text:span text:style-name="T7">argparse, optparse, getopt</text:span></text:p>
                  </text:list-item>
                  <text:list-item>
                    <text:p text:style-name="P4"><text:span text:style-name="T7">Curses, cmd</text:span></text:p>
                  </text:list-item>
                  <text:list-item>
                    <text:p text:style-name="P4"><text:span text:style-name="T7">Networking and internet libraries</text:span></text:p>
                  </text:list-item>
                  <text:list-item>
                    <text:p text:style-name="P4"><text:span text:style-name="T7">Configuration parsing <text:s/>- csv, config, .plist, xdr, xml </text:span></text:p>
                  </text:list-item>
                  <text:list-item>
                    <text:p text:style-name="P4"><text:span text:style-name="T7">OS specific libraries – posix, pwd, pipes, syslog</text:span></text:p>
                  </text:list-item>
                </text:list>
              </text:list-item>
              <text:list-item>
                <text:p text:style-name="P4"><text:span text:style-name="T7">Readability</text:span></text:p>
                <text:list>
                  <text:list-item>
                    <text:p text:style-name="P4"><text:span text:style-name="T7">Maintainability</text:span></text:p>
                  </text:list-item>
                </text:list>
                <text:p text:style-name="P4"><text:span text:style-name="T7"/></text:p>
                <text:p text:style-name="P4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ypical command-line program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Files – ls, more, mv, rm, diff, wc, chmod, gzip, gunzip</text:p>
              </text:list-item>
              <text:list-item>
                <text:p>Directories – mkdir, cd, pwd</text:p>
              </text:list-item>
              <text:list-item>
                <text:p>Search – find, grep</text:p>
              </text:list-item>
              <text:list-item>
                <text:p>Misc – d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tandalone – takes no input</text:p>
          </draw:text-box>
        </draw:frame>
        <draw:frame presentation:style-name="pr5" draw:text-style-name="P5" draw:layer="layout" svg:width="24.639cm" svg:height="2.198cm" svg:x="1.4cm" svg:y="6.438cm" presentation:class="outline" presentation:user-transformed="true">
          <draw:text-box>
            <text:list text:style-name="L3">
              <text:list-header>
                <text:p text:style-name="P5"><text:span text:style-name="T8">#!/usr/bin/env python</text:span></text:p>
                <text:p text:style-name="P5"><text:span text:style-name="T8">print “hello, world!”</text:span></text:p>
              </text:list-header>
            </text:list>
          </draw:text-box>
        </draw:frame>
        <draw:frame presentation:style-name="pr5" draw:text-style-name="P6" draw:layer="layout" svg:width="24.639cm" svg:height="2.198cm" svg:x="1.4cm" svg:y="3.556cm" presentation:class="outline" presentation:user-transformed="true">
          <draw:text-box>
            <text:list text:style-name="L3">
              <text:list-header>
                <text:p text:style-name="P6"><text:span text:style-name="T9">File - <text:s/>hello</text:span></text:p>
                <text:p text:style-name="P6"><text:span text:style-name="T10">(hello.py or hello.sh even)</text:span></text:p>
              </text:list-header>
            </text:list>
          </draw:text-box>
        </draw:frame>
        <draw:frame draw:style-name="gr2" draw:text-style-name="P7" draw:layer="layout" svg:width="12.954cm" svg:height="1.725cm" svg:x="2.794cm" svg:y="10.414cm">
          <draw:text-box>
            <text:p text:style-name="P7"><text:span text:style-name="T6">$ chmod +x hello</text:span></text:p>
            <text:p text:style-name="P7"><text:span text:style-name="T6">./hell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akes 1 mandatory input</text:p>
          </draw:text-box>
        </draw:frame>
        <draw:frame presentation:style-name="pr5" draw:text-style-name="P5" draw:layer="layout" svg:width="24.639cm" svg:height="9.564cm" svg:x="1.401cm" svg:y="6.438cm" presentation:class="outline" presentation:user-transformed="true">
          <draw:text-box>
            <text:p text:style-name="P5"><text:span text:style-name="T8">#!/usr/bin/env python</text:span></text:p>
            <text:p text:style-name="P5"><text:span text:style-name="T8"/></text:p>
            <text:p text:style-name="P5"><text:span text:style-name="T8">import sys</text:span></text:p>
            <text:p text:style-name="P5"><text:span text:style-name="T8"/></text:p>
            <text:p text:style-name="P5"><text:span text:style-name="T8">if len(sys.argv) &gt; 1:</text:span></text:p>
            <text:p text:style-name="P5"><text:span text:style-name="T8"><text:s text:c="4"/></text:span><text:span text:style-name="T8">print "Hello, %s" % (sys.argv[1])</text:span></text:p>
            <text:p text:style-name="P5"><text:span text:style-name="T8">else:</text:span></text:p>
            <text:p text:style-name="P5"><text:span text:style-name="T8"><text:s text:c="4"/></text:span><text:span text:style-name="T8">print "not sufficient arguments"</text:span></text:p>
            <text:p text:style-name="P5"><text:span text:style-name="T8"/></text:p>
            <text:p text:style-name="P5"><text:span text:style-name="T8"># argv[0] is the program's name</text:span></text:p>
          </draw:text-box>
        </draw:frame>
        <draw:frame draw:style-name="gr2" draw:text-style-name="P8" draw:layer="layout" svg:width="7.874cm" svg:height="0.962cm" svg:x="11.684cm" svg:y="16.564cm">
          <draw:text-box>
            <text:p text:style-name="P8"><text:span text:style-name="T11">Not very helpfu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draw:frame presentation:style-name="pr4" draw:layer="layout" svg:width="25.199cm" svg:height="3.506cm" svg:x="1.4cm" svg:y="0.837cm" presentation:class="title" presentation:user-transformed="true">
          <draw:text-box>
            <text:p>More sys.argv demo..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top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Demo - hello-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ptpars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Is an improvement over getopt</text:p>
              </text:list-item>
              <text:list-item>
                <text:p>Is deprecated since 2.7</text:p>
              </text:list-item>
              <text:list-item>
                <text:p>Use argparse instea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rgparse <text:line-break/><text:span text:style-name="T12">command line option and argument parsing</text:span></text:p>
          </draw:text-box>
        </draw:frame>
        <draw:frame draw:style-name="gr2" draw:text-style-name="P9" draw:layer="layout" svg:width="23.114cm" svg:height="2.132cm" svg:x="2.032cm" svg:y="5.588cm">
          <draw:text-box>
            <text:p text:style-name="P9"><text:span text:style-name="T13">import argparse</text:span></text:p>
            <text:p text:style-name="P9"><text:span text:style-name="T13">parser = argparse.ArgumentParser(description='This is a sample argparse program')</text:span></text:p>
            <text:p text:style-name="P9"><text:span text:style-name="T13"/></text:p>
          </draw:text-box>
        </draw:frame>
        <draw:frame draw:style-name="gr2" draw:layer="layout" svg:width="22.098cm" svg:height="3.095cm" svg:x="2.54cm" svg:y="8.128cm">
          <draw:text-box>
            <text:p>Argparse </text:p>
            <text:list text:style-name="L4">
              <text:list-item>
                <text:p>Processes arguments</text:p>
              </text:list-item>
              <text:list-item>
                <text:p>Triggers different actions</text:p>
                <text:list>
                  <text:list-item>
                    <text:p>Specified by arguments to “add_argument()”. Default: store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3.114cm" svg:height="6.634cm" svg:x="2.286cm" svg:y="12.446cm">
          <draw:text-box>
            <text:p text:style-name="P10"><text:span text:style-name="T14">import argparse</text:span></text:p>
            <text:p text:style-name="P10"><text:span text:style-name="T14"/></text:p>
            <text:p text:style-name="P10"><text:span text:style-name="T14">parser = argparse.ArgumentParser(description='Short sample app')</text:span></text:p>
            <text:p text:style-name="P10"><text:span text:style-name="T14"/></text:p>
            <text:p text:style-name="P10"><text:span text:style-name="T14">parser.add_argument('-a', action="store_true", default=False)</text:span></text:p>
            <text:p text:style-name="P10"><text:span text:style-name="T14">parser.add_argument('-b', action="store", dest="b")</text:span></text:p>
            <text:p text:style-name="P10"><text:span text:style-name="T14">parser.add_argument('-c', action="store", dest="c", type=int)</text:span></text:p>
            <text:p text:style-name="P10"><text:span text:style-name="T14"/></text:p>
            <text:p text:style-name="P10"><text:span text:style-name="T14">print parser.parse_args(['-a', '-bval', '-c', '3'])</text:span></text:p>
            <text:p text:style-name="P10"><text:span text:style-name="T15"/></text:p>
            <text:p text:style-name="P10"><text:span text:style-name="T16">$ python argparse_short.py</text:span></text:p>
            <text:p text:style-name="P10"><text:span text:style-name="T16">Namespace(a=True, b='val', c=3)</text:span></text:p>
            <text:p text:style-name="P10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rgpars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Differs from <text:span text:style-name="T17">optparse</text:span> in the treatment of “non-optional” argument values. </text:p>
                <text:list>
                  <text:list-item>
                    <text:p>Triggers errors if:</text:p>
                    <text:list>
                      <text:list-item>
                        <text:p><text:s/>value is not provided on command line</text:p>
                      </text:list-item>
                      <text:list-item>
                        <text:p>Cannot be converted to the right typ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gparse – argument action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store</text:p>
              </text:list-item>
              <text:list-item>
                <text:p>store_const</text:p>
              </text:list-item>
              <text:list-item>
                <text:p>store_true/store_false</text:p>
              </text:list-item>
              <text:list-item>
                <text:p>append</text:p>
              </text:list-item>
              <text:list-item>
                <text:p>append_const</text:p>
              </text:list-item>
              <text:list-item>
                <text:p>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gpars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Demo hello-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gparse – option prefix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What if you want to use “dos style” / prefixes?</text:p>
              </text:list-item>
            </text:list>
            <text:p><text:span text:style-name="T18">See hello-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gparse - Automatically generated option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Add options to generate help and show version info</text:p>
              </text:list-item>
              <text:list-item>
                <text:p>Demo – hello-8</text:p>
              </text:list-item>
              <text:list-item>
                <text:p/>
              </text:list-item>
              <text:list-item>
                <text:p>More at: http://pymotw.com/2/argparse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 line Interfac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 text:style-name="P11">Totally different beast</text:p>
              </text:list-item>
              <text:list-item>
                <text:p text:style-name="P11"><text:span text:style-name="T19">Interactive programs</text:span></text:p>
              </text:list-item>
              <text:list-item>
                <text:p text:style-name="P11">Use cmd (stdlib), cmd2 or </text:p>
              </text:list-item>
              <text:list-item>
                <text:p text:style-name="P11">Clint <text:span text:style-name="T20">(suggested by Rob)</text:span> - <text:span text:style-name="T21">https://github.com/kennethreitz/cli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draw:frame presentation:style-name="pr1" draw:layer="layout" svg:width="25.199cm" svg:height="3.506cm" svg:x="1.4cm" svg:y="0.837cm" presentation:class="title">
          <draw:text-box>
            <text:p>Fin.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12T14:15:08</meta:creation-date>
    <meta:editing-duration>P1DT1H59M20S</meta:editing-duration>
    <meta:editing-cycles>108</meta:editing-cycles>
    <dc:date>2013-08-13T16:15:55</dc:date>
    <meta:generator>LibreOffice/3.5$Linux_X86_64 LibreOffice_project/350m1$Build-2</meta:generator>
    <meta:document-statistic meta:object-count="100"/>
  </office:meta>
</office:document-meta>
</file>